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P19" style:family="paragraph" style:parent-style-name="Standard">
      <style:text-properties officeooo:paragraph-rsid="0053be56"/>
    </style:style>
    <style:style style:name="P20" style:family="paragraph" style:parent-style-name="Standard">
      <style:text-properties officeooo:rsid="0053be56" officeooo:paragraph-rsid="0053be56"/>
    </style:style>
    <style:style style:name="P21" style:family="paragraph" style:parent-style-name="Standard">
      <style:text-properties officeooo:rsid="004f4b29" officeooo:paragraph-rsid="0053be56"/>
    </style:style>
    <style:style style:name="P22" style:family="paragraph" style:parent-style-name="Standard">
      <style:text-properties officeooo:paragraph-rsid="00560e99"/>
    </style:style>
    <style:style style:name="P23" style:family="paragraph" style:parent-style-name="Standard">
      <style:text-properties officeooo:rsid="00560e99" officeooo:paragraph-rsid="00560e99"/>
    </style:style>
    <style:style style:name="P24" style:family="paragraph" style:parent-style-name="Standard">
      <style:text-properties officeooo:rsid="004f4b29" officeooo:paragraph-rsid="00560e99"/>
    </style:style>
    <style:style style:name="P25" style:family="paragraph" style:parent-style-name="Standard">
      <style:text-properties officeooo:paragraph-rsid="0057a0a4"/>
    </style:style>
    <style:style style:name="P26" style:family="paragraph" style:parent-style-name="Standard">
      <style:text-properties officeooo:rsid="0057a0a4" officeooo:paragraph-rsid="0057a0a4"/>
    </style:style>
    <style:style style:name="P27" style:family="paragraph" style:parent-style-name="Standard">
      <style:text-properties officeooo:rsid="004f4b29" officeooo:paragraph-rsid="0057a0a4"/>
    </style:style>
    <style:style style:name="P28" style:family="paragraph" style:parent-style-name="Standard">
      <style:text-properties officeooo:paragraph-rsid="0058c9e1"/>
    </style:style>
    <style:style style:name="P29" style:family="paragraph" style:parent-style-name="Standard">
      <style:text-properties officeooo:rsid="0057a0a4" officeooo:paragraph-rsid="0058c9e1"/>
    </style:style>
    <style:style style:name="P30" style:family="paragraph" style:parent-style-name="Standard">
      <style:text-properties officeooo:rsid="004f4b29" officeooo:paragraph-rsid="0058c9e1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  <style:style style:name="T33" style:family="text">
      <style:text-properties officeooo:rsid="0053be56"/>
    </style:style>
    <style:style style:name="T34" style:family="text">
      <style:text-properties officeooo:rsid="005448ff"/>
    </style:style>
    <style:style style:name="T35" style:family="text">
      <style:text-properties officeooo:rsid="00560e99"/>
    </style:style>
    <style:style style:name="T36" style:family="text">
      <style:text-properties officeooo:rsid="0057a0a4"/>
    </style:style>
    <style:style style:name="T37" style:family="text">
      <style:text-properties officeooo:rsid="0058c9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9"><text:soft-page-break/>### Tag <text:span text:style-name="T33">20</text:span> – <text:span text:style-name="T33">2</text:span><text:span text:style-name="T30">. </text:span><text:span text:style-name="T32">Januar</text:span><text:span text:style-name="T30"> 202</text:span><text:span text:style-name="T32">6</text:span></text:p>
      <text:p text:style-name="P19"/>
      <text:p text:style-name="P19">- **Tagesziel:** <text:s/></text:p>
      <text:p text:style-name="P20">Tag-1-Prompt / <text:span text:style-name="T34">Tag-2-Prompt</text:span></text:p>
      <text:p text:style-name="P19"/>
      <text:p text:style-name="P19">- **Ergebnis:** <text:s/></text:p>
      <text:p text:style-name="P19"><text:s text:c="2"/>✅ Erledigt</text:p>
      <text:p text:style-name="P19"/>
      <text:p text:style-name="P21">- **Beweis:** <text:s/></text:p>
      <text:p text:style-name="P21"><text:a xlink:type="simple" xlink:href="https://www.notion.so/KI-PROMPT-TAG-1-2dce3450b06980beb7e6c0eec98e51d4?source=copy_link" text:style-name="Internet_20_link" text:visited-style-name="Visited_20_Internet_20_Link">https://www.notion.so/KI-PROMPT-TAG-1-2dce3450b06980beb7e6c0eec98e51d4?source=copy_link</text:a></text:p>
      <text:p text:style-name="P21"/>
      <text:p text:style-name="P21"><text:a xlink:type="simple" xlink:href="https://www.notion.so/KI-PROMPT-TAG-2-2dce3450b06980f68256f9f1f7ba7be8?source=copy_link" text:style-name="Internet_20_link" text:visited-style-name="Visited_20_Internet_20_Link">https://www.notion.so/KI-PROMPT-TAG-2-2dce3450b06980f68256f9f1f7ba7be8?source=copy_link</text:a></text:p>
      <text:p text:style-name="P21"/>
      <text:p text:style-name="P21"/>
      <text:p text:style-name="P22">### Tag <text:span text:style-name="T35">21</text:span> – <text:span text:style-name="T35">3</text:span><text:span text:style-name="T30">. </text:span><text:span text:style-name="T32">Januar</text:span><text:span text:style-name="T30"> 202</text:span><text:span text:style-name="T32">6</text:span></text:p>
      <text:p text:style-name="P22"/>
      <text:p text:style-name="P22">- **Tagesziel:** <text:s/></text:p>
      <text:p text:style-name="P23">Moat stärken</text:p>
      <text:p text:style-name="P22"/>
      <text:p text:style-name="P22">- **Ergebnis:** <text:s/></text:p>
      <text:p text:style-name="P22"><text:s text:c="2"/>✅ Erledigt</text:p>
      <text:p text:style-name="P22"/>
      <text:p text:style-name="P24">- **Beweis:**</text:p>
      <text:p text:style-name="P24"><text:a xlink:type="simple" xlink:href="https://www.notion.so/Moat-st-rken-so-verhindert-der-Sprint-Selbstbetrug-2dde3450b069806dbf8bcb1adeacf140?source=copy_link" text:style-name="Internet_20_link" text:visited-style-name="Visited_20_Internet_20_Link">https://www.notion.so/Moat-st-rken-so-verhindert-der-Sprint-Selbstbetrug-2dde3450b069806dbf8bcb1adeacf140?source=copy_link</text:a></text:p>
      <text:p text:style-name="P24"/>
      <text:p text:style-name="P24"/>
      <text:p text:style-name="P25">### Tag <text:span text:style-name="T35">2</text:span><text:span text:style-name="T36">2</text:span> – <text:span text:style-name="T36">4</text:span><text:span text:style-name="T30">. </text:span><text:span text:style-name="T32">Januar</text:span><text:span text:style-name="T30"> 202</text:span><text:span text:style-name="T32">6</text:span></text:p>
      <text:p text:style-name="P25"/>
      <text:p text:style-name="P25">- **Tagesziel:** <text:s/></text:p>
      <text:p text:style-name="P26">KI-Prompt Tag 3 / Sektion in index-final: Warum dieses System funktioniert</text:p>
      <text:p text:style-name="P25"/>
      <text:p text:style-name="P25">- **Ergebnis:** <text:s/></text:p>
      <text:p text:style-name="P25"><text:s text:c="2"/>✅ Erledigt</text:p>
      <text:p text:style-name="P25"/>
      <text:p text:style-name="P27">- **Beweis:**</text:p>
      <text:p text:style-name="P27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P27"/>
      <text:p text:style-name="P27"><text:a xlink:type="simple" xlink:href="https://www.notion.so/KI-PROMPT-TAG-3-2dee3450b069801887bfce88e546a33e" text:style-name="Internet_20_link" text:visited-style-name="Visited_20_Internet_20_Link">https://www.notion.so/KI-PROMPT-TAG-3-2dee3450b069801887bfce88e546a33e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### Tag <text:span text:style-name="T35">2</text:span><text:span text:style-name="T37">3</text:span> – <text:span text:style-name="T37">5</text:span><text:span text:style-name="T30">. </text:span><text:span text:style-name="T32">Januar</text:span><text:span text:style-name="T30"> 202</text:span><text:span text:style-name="T32">6</text:span></text:p>
      <text:p text:style-name="P28"/>
      <text:p text:style-name="P28">- **Tagesziel:** <text:s/></text:p>
      <text:p text:style-name="P29">KI-Prompt Tag <text:span text:style-name="T37">4</text:span> / <text:span text:style-name="T37">Abschluss-Logik</text:span></text:p>
      <text:p text:style-name="P28"/>
      <text:p text:style-name="P28">- **Ergebnis:** <text:s/></text:p>
      <text:p text:style-name="P28"><text:s text:c="2"/>✅ Erledigt</text:p>
      <text:p text:style-name="P28"/>
      <text:p text:style-name="P30">- **Beweis:**</text:p>
      <text:p text:style-name="P30"><text:a xlink:type="simple" xlink:href="https://www.notion.so/KI-PROMPT-TAG-4-2dfe3450b0698038aeb1efb009285062?source=copy_link" text:style-name="Internet_20_link" text:visited-style-name="Visited_20_Internet_20_Link">https://www.notion.so/KI-PROMPT-TAG-4-2dfe3450b0698038aeb1efb009285062?source=copy_link</text:a></text:p>
      <text:p text:style-name="P30"/>
      <text:p text:style-name="P30"/>
      <text:p text:style-name="P30"><text:a xlink:type="simple" xlink:href="https://www.notion.so/Sprint-Logs-2dfe3450b06980949ea2dfce3715bbe7?source=copy_link" text:style-name="Internet_20_link" text:visited-style-name="Visited_20_Internet_20_Link">https://www.notion.so/Sprint-Logs-2dfe3450b06980949ea2dfce3715bbe7?source=copy_link</text:a></text:p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05T09:44:10.889105888</dc:date>
    <meta:editing-duration>PT8H40M38S</meta:editing-duration>
    <meta:editing-cycles>67</meta:editing-cycles>
    <meta:generator>LibreOffice/25.8.3.2$Linux_X86_64 LibreOffice_project/580$Build-2</meta:generator>
    <meta:document-statistic meta:table-count="0" meta:image-count="0" meta:object-count="0" meta:page-count="9" meta:paragraph-count="245" meta:word-count="1213" meta:character-count="10034" meta:non-whitespace-character-count="8783"/>
  </office:meta>
</office:document-meta>
</file>